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chritt Zwei – Elaborate Visions ...... / Leave Hibernation (EViL)</text:p>
      <text:p text:style-name="P2">Kinds of Objects</text:p>
      <text:p text:style-name="Text_20_body">Dieser Hibernation Report erklärt die Umbenennung von statischen, dynamischen und globalen Objekten in gebundene, ungebundene und astrale Objekte.</text:p>
      <text:p text:style-name="Text_20_body">Dieser Hibernation Report ist ein "Snapshot" und wird nicht weiter upgedatet. Die Versionsnummer wurde mit dem Ende des Schrittes Zwei "EViL" auf den Wert 2.0 hochgezählt.</text:p>
      <text:h text:style-name="Heading_20_1" text:outline-level="1">Arten von SMS Objekten – eine kleine Historie</text:h>
      <text:p text:style-name="Text_20_body">Am Anfang waren die sogenannten <text:span text:style-name="T1">statischen Objekte</text:span>. Ein Modul konnte Modelle enthalten und diese Modelle wiederum konnten MIDAS Objekte enthalten.</text:p>
      <text:p text:style-name="Text_20_body">Der Begriff "Objekt" wurde als Überbegriff für "Modell" und "MIDAS Objekt" eingeführt.</text:p>
      <text:p text:style-name="Text_20_body">Um initialisiert und an das Modul attacht zu werden, musste ein statisches Objekt die Modul­para­meter erhalten.</text:p>
      <text:p text:style-name="Text_20_body">Eine Ausnahme stellte dann der <text:span text:style-name="T1">Avatar Container</text:span> dar.</text:p>
      <text:p text:style-name="Text_20_body">Dieser konnte auch mit den Common Parameters initialisiert werden und ausserhalb jedes Moduls existieren. Deshalb nannten wir ein Objekt ausserhalb jeden Moduls ein <text:span text:style-name="T1">globales</text:span> Objekt.</text:p>
      <text:p text:style-name="Text_20_body">Globale Objekte wurden ganz zu Beginn bei der Initialisierung der Szeneninstanz initialisiert und niemals disabled.</text:p>
      <text:p text:style-name="Text_20_body">Statische Objekte wurden gemeinsam mit ihrem Elternmodul initialisiert und disabled.</text:p>
      <text:p text:style-name="Text_20_body">Dann kamen die <text:span text:style-name="T1">dynamischen Objekte</text:span>.</text:p>
      <text:p text:style-name="Text_20_body">Dynamische Modelle und ihre MIDAS Objekte konnten das Modul wechseln (bzw. <text:span text:style-name="T2">sollten</text:span> das können), konnten nach Bedarf geladen und entladen werden und konnten – falls ihr Elternmodul in einer Szeneninstanz nicht geladen war – auch ausserhalb von allen Modulen existieren (sie waren dann detacht).</text:p>
      <text:p text:style-name="Text_20_body">Der Begriff "dynamisch" bezog sich hauptsaächlich darauf, dass dynamische Modelle beliebig nachgeladen und wieder entladen werden konnten.</text:p>
      <text:h text:style-name="Heading_20_1" text:outline-level="1">Änderungen durch "Rebase to MIB Core"</text:h>
      <text:p text:style-name="Text_20_body">Mit dem "Rebase to MIB Core" werden einige Verallgemeinerungen in der MIDAS Base eingeführt, die es nunmehr erlauben, auch "statische" Objekte bei Bedarf nachzuladen und wieder zu entladen, solange sich das ganz nur innerhalb eines Moduls abspielt.</text:p>
      <text:p text:style-name="Text_20_body">Somit ist es naheliegend, die "statischen" Objekte umzubenennen auf "gebundene" Objekte und die "dynamischen" Objekte auf "ungebundene Objekte".</text:p>
      <text:p text:style-name="Text_20_body">Weiters gibt es ein philosophisches Problem mit den "globalen" Objekten, da es mit dem MMF-Paradigma nicht vereinbar ist, Objekte relativ zum Weltkoordinatensystem darzustellen. Solche Objekte können nicht "wirklich existieren", weshalb "astrale Objekte" den Kern ganz gut trifft.</text:p>
      <text:p text:style-name="P4"/>
      <text:p text:style-name="Text_20_body"><draw:frame draw:style-name="fr1" draw:name="Rahmen1" text:anchor-type="paragraph" svg:width="14.101cm" draw:z-index="0"><draw:text-box fo:min-height="9.999cm"><text:p text:style-name="Figure"><draw:frame draw:style-name="fr2" draw:name="Objekt1" text:anchor-type="paragraph" svg:x="0.012cm" svg:y="0.213cm" svg:width="14.527cm" style:rel-width="100%" svg:height="10.082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Kinds of objec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4<text:tab/>Kinds of Objects<text:tab/>Version 2.0 / 16. Dez 2017</text:p>
        <text:p text:style-name="Header">This text is a service of <text:a xlink:type="simple" xlink:href="https://github.com/christoph-v/spark">https://github.com/christoph-v/spark</text:a></text:p>
      </style:header>
      <style:footer>
        <text:p text:style-name="Footer"><text:tab/>Seite <text:page-number text:select-page="current">2</text:page-number> von <text:page-count>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29M15S</meta:editing-duration>
    <meta:editing-cycles>153</meta:editing-cycles>
    <meta:generator>OpenOffice.org/3.4$Win32 OpenOffice.org_project/340m1$Build-9590</meta:generator>
    <dc:date>2017-12-15T18:45:55.53</dc:date>
    <meta:document-statistic meta:table-count="0" meta:image-count="0" meta:object-count="1" meta:page-count="2" meta:paragraph-count="24" meta:word-count="373" meta:character-count="262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99cm">
          <text:p text:style-name="P1">Module<text:span text:style-name="T1"> (modParam)</text:span></text:p>
        </draw:rect>
        <draw:rect draw:style-name="gr1" draw:text-style-name="P1" draw:layer="layout" svg:width="13.4cm" svg:height="4.7cm" svg:x="0.4cm" svg:y="4.7cm">
          <text:p text:style-name="P1">Module<text:span text:style-name="T1"> <text:s text:c="2"/>modParam</text:span></text:p>
        </draw:rect>
        <draw:frame draw:style-name="gr2" draw:text-style-name="P2" draw:layer="layout" svg:width="2.902cm" svg:height="0.729cm" svg:x="0.5cm" svg:y="1cm">
          <draw:text-box>
            <text:p><text:span text:style-name="T2">commParam</text:span></text:p>
          </draw:text-box>
        </draw:frame>
        <draw:ellipse draw:style-name="gr3" draw:text-style-name="P1" draw:layer="layout" svg:width="4.9cm" svg:height="2.5cm" svg:x="3.4cm" svg:y="1cm">
          <text:p text:style-name="P1">Astral Object</text:p>
        </draw:ellipse>
        <draw:ellipse draw:style-name="gr3" draw:text-style-name="P1" draw:layer="layout" svg:width="4.9cm" svg:height="2.5cm" svg:x="3.399cm" svg:y="5.599cm">
          <text:p text:style-name="P1">Bound Object</text:p>
        </draw:ellipse>
        <draw:ellipse draw:style-name="gr3" draw:text-style-name="P1" draw:layer="layout" svg:width="4.9cm" svg:height="8.4cm" svg:x="8.798cm" svg:y="0.4cm">
          <text:p text:style-name="P1">Unbound Object</text:p>
        </draw:ellipse>
        <draw:ellipse draw:style-name="gr3" draw:text-style-name="P1" draw:layer="layout" svg:width="4.9cm" svg:height="8.4cm" svg:x="9.098cm" svg:y="0.7cm">
          <text:p text:style-name="P1">Unbound Object</text:p>
        </draw:ellipse>
        <draw:ellipse draw:style-name="gr3" draw:text-style-name="P1" draw:layer="layout" svg:width="4.9cm" svg:height="2.5cm" svg:x="3.7cm" svg:y="1.3cm">
          <text:p text:style-name="P1">Astral Object</text:p>
        </draw:ellipse>
        <draw:ellipse draw:style-name="gr3" draw:text-style-name="P1" draw:layer="layout" svg:width="4.9cm" svg:height="2.5cm" svg:x="3.699cm" svg:y="5.899cm">
          <text:p text:style-name="P1">Bound Object</text:p>
        </draw:ellipse>
        <draw:rect draw:style-name="gr4" draw:text-style-name="P3" draw:layer="layout" svg:width="6.7cm" svg:height="9.9cm" svg:x="7.9cm" svg:y="0.2cm">
          <text:p text:style-name="P1"><text:span text:style-name="T1">Universal Object Class (UOC)</text:span></text:p>
        </draw:rect>
        <draw:rect draw:style-name="gr4" draw:text-style-name="P3" draw:layer="layout" svg:width="6.7cm" svg:height="9.9cm" svg:x="8.1cm" svg:y="0cm">
          <text:p text:style-name="P1"><text:span text:style-name="T1"/></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